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table:align="margins"/>
    </style:style>
    <style:style style:name="Tabela1.A" style:family="table-column">
      <style:table-column-properties style:column-width="5.671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2" style:family="table">
      <style:table-properties style:width="17.013cm" table:align="margins"/>
    </style:style>
    <style:style style:name="Tabela2.A" style:family="table-column">
      <style:table-column-properties style:column-width="5.671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78ea" officeooo:paragraph-rsid="001478ea"/>
    </style:style>
    <style:style style:name="P2" style:family="paragraph" style:parent-style-name="Standard">
      <style:paragraph-properties fo:text-align="start" style:justify-single-word="false"/>
      <style:text-properties officeooo:rsid="001478ea" officeooo:paragraph-rsid="001478ea"/>
    </style:style>
    <style:style style:name="P3" style:family="paragraph" style:parent-style-name="Standard">
      <style:paragraph-properties fo:text-align="start" style:justify-single-word="false"/>
      <style:text-properties officeooo:rsid="00161db0" officeooo:paragraph-rsid="00161db0"/>
    </style:style>
    <style:style style:name="P4" style:family="paragraph" style:parent-style-name="Standard">
      <style:paragraph-properties fo:text-align="center" style:justify-single-word="false"/>
      <style:text-properties officeooo:rsid="00161db0" officeooo:paragraph-rsid="00161db0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478ea" officeooo:paragraph-rsid="001478ea"/>
    </style:style>
    <style:style style:name="P7" style:family="paragraph" style:parent-style-name="Table_20_Contents">
      <style:paragraph-properties fo:text-align="center" style:justify-single-word="false"/>
      <style:text-properties officeooo:rsid="00161db0" officeooo:paragraph-rsid="00161db0"/>
    </style:style>
    <style:style style:name="T1" style:family="text">
      <style:text-properties officeooo:rsid="001478ea"/>
    </style:style>
    <style:style style:name="T2" style:family="text">
      <style:text-properties officeooo:rsid="00161db0"/>
    </style:style>
    <style:style style:name="T3" style:family="text">
      <style:text-properties officeooo:rsid="0017fa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to Extra 10 (Memoria cache)</text:p>
      <text:p text:style-name="P1"/>
      <text:p text:style-name="P2">Cache com mapeamento direto</text:p>
      <text:p text:style-name="P2"/>
      <text:p text:style-name="P2">-Número de linhas de cache:</text:p>
      <text:p text:style-name="P1">Conteúdo da linha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6">1(Validade)</text:p>
          </table:table-cell>
          <table:table-cell table:style-name="Tabela1.A1" office:value-type="string">
            <text:p text:style-name="P5">?<text:span text:style-name="T1">(Tag)</text:span></text:p>
          </table:table-cell>
          <table:table-cell table:style-name="Tabela1.C1" office:value-type="string">
            <text:p text:style-name="P6">512(Bloco)</text:p>
          </table:table-cell>
        </table:table-row>
      </table:table>
      <text:p text:style-name="P1"/>
      <text:p text:style-name="P2">Cada linha tem um bit de validade, os bits de Tag e bloco de 16 palavras de 32 bits. <text:span text:style-name="T2">Devemos descobrir o tamanho do Tag.</text:span></text:p>
      <text:p text:style-name="P2"/>
      <text:p text:style-name="P3"><text:s/>Com 13 bits para linha(podendo endereçar 8192 linhas da cache)</text:p>
      <text:p text:style-name="P3"><text:tab/>Tamanho da linha = 1+9(Tag)+512 = 522 bits/8 = 65,25 bytes</text:p>
      <text:p text:style-name="P3"><text:tab/>Cache tem 512 Kbytes = 512*1024 = 524288 bytes/66 = 7943,75 linhas</text:p>
      <text:p text:style-name="P3">Cache <text:s/>tem 7944 linhas e Tag = 26(endereço) - 4(palavra)- 13(linha) = 9</text:p>
      <text:p text:style-name="P3"/>
      <text:p text:style-name="P3">Podemos notar que com 13 bits para linha conseguiremos endereçar as linhas do cache perfeitamente.</text:p>
      <text:p text:style-name="P3"/>
      <text:p text:style-name="P3">-Divisão de <text:s/>bits do endereço:</text:p>
      <text:p text:style-name="P4">Endereço de 26 bits(64 Mbytes)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7">9(Tag)</text:p>
          </table:table-cell>
          <table:table-cell table:style-name="Tabela2.A1" office:value-type="string">
            <text:p text:style-name="P7">13(Linha)</text:p>
          </table:table-cell>
          <table:table-cell table:style-name="Tabela2.C1" office:value-type="string">
            <text:p text:style-name="P7">4(Palavra)</text:p>
          </table:table-cell>
        </table:table-row>
      </table:table>
      <text:p text:style-name="P4"/>
      <text:p text:style-name="P3">-Aproveitamento efetivo:</text:p>
      <text:p text:style-name="P3"><text:tab/>Dados em cada linha: um bloco de 16 palavras de 32 bits = 512 bits</text:p>
      <text:p text:style-name="P3"><text:tab/>Tamanho total da linha: 1(validade) + 9(Tag)+ 512(Bloco) = 522 bits</text:p>
      <text:p text:style-name="P3"/>
      <text:p text:style-name="P3"><text:tab/>Percentual de aproveitamento: <text:tab/>522 → 100%</text:p>
      <text:p text:style-name="P3"><text:tab/><text:tab/><text:tab/><text:tab/><text:tab/><text:tab/>512 → ?% </text:p>
      <text:p text:style-name="P3"><text:tab/>Aproveitamento efetivo = 512 *100/522 = 98,08%</text:p>
      <text:p text:style-name="P3"/>
      <text:p text:style-name="P3">-Tamanho das memorias associativas:</text:p>
      <text:p text:style-name="P3"><text:tab/>Não <text:span text:style-name="T3">é necessário usar memorias associativas.</text:span> </text:p>
      <text:p text:style-name="P3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42:39.701513675</meta:creation-date>
    <dc:date>2018-11-29T11:07:11.730160738</dc:date>
    <meta:editing-duration>PT1M1S</meta:editing-duration>
    <meta:editing-cycles>1</meta:editing-cycles>
    <meta:document-statistic meta:table-count="2" meta:image-count="0" meta:object-count="0" meta:page-count="1" meta:paragraph-count="27" meta:word-count="173" meta:character-count="1041" meta:non-whitespace-character-count="869"/>
    <meta:generator>LibreOffice/6.1.3.2$Linux_X86_64 LibreOffice_project/031f4f200df8f56cabb825cb688940875bfa3edf</meta:generator>
  </office:meta>
</office:document-meta>
</file>